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>
      <style:text-properties officeooo:rsid="00095407" officeooo:paragraph-rsid="00095407"/>
    </style:style>
    <style:style style:name="P3" style:family="paragraph" style:parent-style-name="Standard" style:list-style-name="L3">
      <style:text-properties officeooo:rsid="000b0035" officeooo:paragraph-rsid="000b0035"/>
    </style:style>
    <style:style style:name="P4" style:family="paragraph" style:parent-style-name="Standard" style:list-style-name="L3">
      <style:text-properties officeooo:rsid="000c4a1a" officeooo:paragraph-rsid="000c4a1a"/>
    </style:style>
    <style:style style:name="P5" style:family="paragraph" style:parent-style-name="Standard">
      <style:text-properties officeooo:rsid="000c4a1a" officeooo:paragraph-rsid="000c4a1a"/>
    </style:style>
    <style:style style:name="P6" style:family="paragraph" style:parent-style-name="Standard">
      <style:text-properties officeooo:rsid="000e271d" officeooo:paragraph-rsid="000e271d"/>
    </style:style>
    <style:style style:name="P7" style:family="paragraph" style:parent-style-name="Standard" style:list-style-name="L3">
      <style:text-properties officeooo:rsid="000f2d07" officeooo:paragraph-rsid="000f2d07"/>
    </style:style>
    <style:style style:name="P8" style:family="paragraph" style:parent-style-name="Standard" style:list-style-name="L3">
      <style:text-properties officeooo:rsid="00114721" officeooo:paragraph-rsid="00114721"/>
    </style:style>
    <style:style style:name="T1" style:family="text">
      <style:text-properties officeooo:rsid="00095407"/>
    </style:style>
    <style:style style:name="T2" style:family="text">
      <style:text-properties officeooo:rsid="001171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estment guideline</text:p>
      <text:p text:style-name="Standard"/>
      <text:list xml:id="list1994480500" text:style-name="L3">
        <text:list-item>
          <text:p text:style-name="P1">easy to understand business <text:span text:style-name="T1">(anti example, AIG, insuring CDS, and Lehman, holding MBS on the balance sheet which turned out to be useless)</text:span></text:p>
        </text:list-item>
        <text:list-item>
          <text:p text:style-name="P2">Low leverage (anti-example: AIG, Lehman, leveraged 10 to 1)</text:p>
        </text:list-item>
        <text:list-item>
          <text:p text:style-name="P2">No suspicious assets (especially Level III assets)</text:p>
        </text:list-item>
        <text:list-item>
          <text:p text:style-name="P3">Management holds shares</text:p>
        </text:list-item>
        <text:list-item>
          <text:p text:style-name="P3">Good scuttlebutt from employees </text:p>
        </text:list-item>
        <text:list-item>
          <text:p text:style-name="P4">Low P/E, high ROE</text:p>
        </text:list-item>
        <text:list-item>
          <text:p text:style-name="P7">Moat. Apparel business has no moat. </text:p>
        </text:list-item>
        <text:list-item>
          <text:p text:style-name="P8">Niche. Like booking.com, netflix, google. Any company that is the first to come to mind in a field. <text:span text:style-name="T2">Gap is not the only brand to come to mind, due to highly competitive industry.</text:span></text:p>
        </text:list-item>
      </text:list>
      <text:p text:style-name="P5"/>
      <text:p text:style-name="P6">This rules out Chinese real estate company (high leverage), banks (high leverage) and unclear asset composition. Nobody knew what MBS could be risky, and leverage means no margin of safety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2:47:55.668011938</meta:creation-date>
    <dc:date>2020-05-13T03:59:40.722081519</dc:date>
    <meta:editing-duration>PT51M2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9" meta:character-count="759" meta:non-whitespace-character-count="645"/>
  </office:meta>
</office:document-meta>
</file>